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9">
      <style:text-properties fo:font-weight="bold" style:font-weight-asian="bold" style:font-weight-complex="bold"/>
    </style:style>
    <style:style style:name="P4" style:family="paragraph" style:parent-style-name="Standard" style:list-style-name="L25">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text-properties fo:font-weight="normal" style:font-weight-asian="normal" style:font-weight-complex="normal"/>
    </style:style>
    <style:style style:name="P14" style:family="paragraph" style:parent-style-name="Standard" style:list-style-name="L10">
      <style:text-properties fo:font-weight="normal" style:font-weight-asian="normal" style:font-weight-complex="normal"/>
    </style:style>
    <style:style style:name="P15" style:family="paragraph" style:parent-style-name="Standard" style:list-style-name="L12"/>
    <style:style style:name="P16" style:family="paragraph" style:parent-style-name="Standard" style:list-style-name="L20">
      <style:text-properties style:font-name="Liberation Serif"/>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Standard" style:list-style-name="L19"/>
    <style:style style:name="P19" style:family="paragraph" style:parent-style-name="Standard" style:list-style-name="L20"/>
    <style:style style:name="P20" style:family="paragraph" style:parent-style-name="Standard" style:list-style-name="L21"/>
    <style:style style:name="P21" style:family="paragraph" style:parent-style-name="Standard" style:list-style-name="L22"/>
    <style:style style:name="P22" style:family="paragraph" style:parent-style-name="Standard" style:list-style-name="L23"/>
    <style:style style:name="P23" style:family="paragraph" style:parent-style-name="Standard" style:list-style-name="L24"/>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font-variant="normal" fo:text-transform="none" fo:color="#000000" style:font-name="Liberation Serif" fo:letter-spacing="normal" fo:language="en" fo:country="none" fo:font-style="normal" fo:font-weight="normal"/>
    </style:style>
    <style:style style:name="T5" style:family="text">
      <style:text-properties fo:font-variant="normal" fo:text-transform="none" fo:color="#000000" style:font-name="Liberation Serif" fo:font-size="12pt" fo:letter-spacing="normal" fo:font-style="normal" fo:font-weight="normal" style:font-size-asian="12pt" style:font-size-complex="12pt"/>
    </style:style>
    <style:style style:name="T6"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ffffff" style:font-size-asian="12pt" style:font-size-complex="12pt"/>
    </style:style>
    <style:style style:name="T8" style:family="text">
      <style:text-properties fo:font-variant="normal" fo:text-transform="none" fo:color="#000000" style:font-name="Arial" fo:font-size="9pt" fo:letter-spacing="normal" fo:font-style="normal" fo:font-weight="bold" style:font-weight-asian="bold" style:font-weight-complex="bold"/>
    </style:style>
    <style:style style:name="T9"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0b0080" style:text-line-through-style="none" style:font-name="Liberation Serif" fo:font-size="12pt" fo:letter-spacing="normal" fo:font-style="normal" style:text-underline-style="none" fo:font-weight="normal" style:text-blinking="false" fo:background-color="#ffffff" style:font-size-asian="12pt" style:font-size-complex="12pt"/>
    </style:style>
    <style:style style:name="T11" style:family="text">
      <style:text-properties fo:font-variant="normal" fo:text-transform="none" fo:color="#0b0080" style:text-line-through-style="none" style:font-name="Liberation Serif"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fo:color="#004276" style:font-name="Liberation Serif" fo:font-size="12pt" fo:letter-spacing="normal" fo:font-style="normal" style:text-underline-style="solid" style:text-underline-width="auto" style:text-underline-color="font-color" fo:font-weight="bold" fo:background-color="transparen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que Crisis Info </text:p>
      <text:p text:style-name="Standard"/>
      <text:p text:style-name="Standard"><text:span text:style-name="T1">Name: </text:span>2012 Aurora Shooting </text:p>
      <text:p text:style-name="Standard"><text:span text:style-name="T1">Key Person:</text:span> James Eagen Holmes </text:p>
      <text:p text:style-name="Standard"><text:span text:style-name="T1">Key Organization:</text:span> The Community First Foundation </text:p>
      <text:p text:style-name="Standard"><text:span text:style-name="T1">Kind:</text:span> Mass Shooting </text:p>
      <text:p text:style-name="Standard"><text:span text:style-name="T1">Date and Time:</text:span> July 20, 2012 12:30 AM </text:p>
      <text:p text:style-name="Standard"><text:span text:style-name="T1">Locations:</text:span> Aurora, Colorado United States </text:p>
      <text:p text:style-name="P1">Human Impact: </text:p>
      <text:list xml:id="list1093829351" text:style-name="L1">
        <text:list-item>
          <text:p text:style-name="P5">Twelve people were killed at a multiplex Cinemark theater in Aurora Colorado during the midnight screening of the film The Dark Knight Rises. </text:p>
        </text:list-item>
        <text:list-item>
          <text:p text:style-name="P5">This incident was considered the deadliest shooting since The Columbine massacre on April 20, 1999. </text:p>
        </text:list-item>
        <text:list-item>
          <text:p text:style-name="P5">Several other incidents followed this one at other theaters where several other men were arrested for acts of violence or attempting to carry through with an act of violence. </text:p>
        </text:list-item>
        <text:list-item>
          <text:p text:style-name="P5">The Presidential Candidates at the time, Barrack Obama and Mitt Romney, suspended campaign advertising and visited victims at Hospitals. </text:p>
        </text:list-item>
        <text:list-item>
          <text:p text:style-name="P5">Actor Christian Bale along with other sports teams visited several victims and expressed their condolences. </text:p>
        </text:list-item>
        <text:list-item>
          <text:p text:style-name="P5">There was a great fear that similar incidents would occur in cinemas across the United States and the world resulting in an increase in security in cinemas throughout the country. </text:p>
        </text:list-item>
        <text:list-item>
          <text:p text:style-name="P5">This once again brought the issue of gun control to the surface of news and politics. </text:p>
        </text:list-item>
      </text:list>
      <text:p text:style-name="Standard"><text:span text:style-name="T1">Economic Impact:</text:span> </text:p>
      <text:list xml:id="list812955219" text:style-name="L2">
        <text:list-item>
          <text:p text:style-name="P6">The Organization The Community First Foundation received substantial donations from Warner Bros. to aid the victims of the shooting. </text:p>
        </text:list-item>
        <text:list-item>
          <text:p text:style-name="P6">The theater where the incident occurred was shut down for months before reopening on January 2013, resulting in a great loss for the theater owners. </text:p>
        </text:list-item>
        <text:list-item>
          <text:p text:style-name="P6">Funeral expenses incurred by the victim's families was paid for by Cinemark. Gun sales in Colorado, Washington, Florida, and several other states grew tremendously after the incident along with an increase in background checks. </text:p>
        </text:list-item>
      </text:list>
      <text:p text:style-name="Standard"><text:span text:style-name="T1">Resources Needed:</text:span> </text:p>
      <text:list xml:id="list968930576" text:style-name="L3">
        <text:list-item>
          <text:p text:style-name="P7">Cinemas and theaters around the world began hiring more employees to fill out the roles needed in their security increase. </text:p>
        </text:list-item>
        <text:list-item>
          <text:p text:style-name="P7">Companies associated with the film and theater, Warner Bros. and Cinemark, donated a great amount of time to aid the families of the victims. </text:p>
        </text:list-item>
      </text:list>
      <text:p text:style-name="Standard"><text:span text:style-name="T1">Ways to Help:</text:span> </text:p>
      <text:list xml:id="list699370209" text:style-name="L4">
        <text:list-item>
          <text:p text:style-name="P8">Donations can still provided to the Comunity First Foundation for the families of the victims of the incident. </text:p>
        </text:list-item>
        <text:list-item>
          <text:p text:style-name="P8">Be warry of specific people entering theaters. </text:p>
        </text:list-item>
        <text:list-item>
          <text:p text:style-name="P8">Cooperate with theater employees by not wearing suspicious looking clothing or bringing any possible weapon props to events they might be holding. </text:p>
        </text:list-item>
      </text:list>
      <text:p text:style-name="Standard"/>
      <text:p text:style-name="Standard"/>
      <text:p text:style-name="Standard"><text:span text:style-name="T1"/></text:p>
      <text:p text:style-name="Standard"><text:span text:style-name="T1">Name: </text:span>2010 Copiago mining accident </text:p>
      <text:p text:style-name="P1">Key Person: </text:p>
      <text:p text:style-name="Standard"><text:span text:style-name="T1">Key Organization: </text:span>San Esteban Mining Company </text:p>
      <text:p text:style-name="Standard"><text:soft-page-break/><text:span text:style-name="T1">Kind:</text:span> Natural Disaster </text:p>
      <text:p text:style-name="Standard"><text:span text:style-name="T1">Date and Time: </text:span>August 5, 2010 </text:p>
      <text:p text:style-name="Standard"><text:span text:style-name="T1">Locations:</text:span> Copiapo in northern Chile, South America </text:p>
      <text:p text:style-name="P1">Human Impact: </text:p>
      <text:list xml:id="list422946383" text:style-name="L5">
        <text:list-item>
          <text:p text:style-name="P9">The country had just experienced an earthquake and tsunami earlier that year, so news of the workers predicament garnered much empathy from the population of Chile which led the national governments take over of search and rescue attempts. </text:p>
        </text:list-item>
        <text:list-item>
          <text:p text:style-name="P9">Government and international efforts to rescue the miners were greatly driven by the empathy and passion felt by the population of Chile and those around the world who expressed their sympathy. </text:p>
        </text:list-item>
      </text:list>
      <text:p text:style-name="P1">Economic Impact: </text:p>
      <text:list xml:id="list398787757" text:style-name="L6">
        <text:list-item>
          <text:p text:style-name="P10">$20 Million dollars were spent on the several rescue plans implemented in an attempt to save the miners, with a third of that coming from private donations and the rest coming from the government and mine owners. </text:p>
        </text:list-item>
      </text:list>
      <text:p text:style-name="Standard"><text:span text:style-name="T1">Resources Needed:</text:span> </text:p>
      <text:list xml:id="list1953888941" text:style-name="L7">
        <text:list-item>
          <text:p text:style-name="P11">The Government first used a Strata 950 model raise borer drilling rig to create an escape shaft but this plan was halted due to the danger falling rock debris. </text:p>
        </text:list-item>
        <text:list-item>
          <text:p text:style-name="P11">They then used a Schramm Inc. T130XD air core drill, to widen one of the holes created by the previously used drill rig but was unfortunately wrecked upon hitting a metal bar in an old working, which was then followed by wearing out of the second drill. </text:p>
        </text:list-item>
        <text:list-item>
          <text:p text:style-name="P11">The third and last attempt involved a Canadian made RIG-421 oil drilling rig which was able to drill large deep holes at faster rate than the mining drills. </text:p>
        </text:list-item>
        <text:list-item>
          <text:p text:style-name="P11">Cooperation and resources of companies and individuals came from around the world such as Latin America, South America, United States and Canada, with developmental aid coming from NASA specialists. </text:p>
        </text:list-item>
      </text:list>
      <text:p text:style-name="Standard"><text:span text:style-name="T1">Ways to Help:</text:span> </text:p>
      <text:list xml:id="list789440975" text:style-name="L8">
        <text:list-item>
          <text:p text:style-name="P12">Miners have already been rescued but donations can probably still be made to an organization associated with helping the miners. </text:p>
        </text:list-item>
      </text:list>
      <text:p text:style-name="Standard"/>
      <text:p text:style-name="P1">Name: <text:span text:style-name="T2">2013 Alabama bunker hostage crisis</text:span> </text:p>
      <text:p text:style-name="P1">Key Person: <text:span text:style-name="T2">Jimmy Lee Dykes, Charles Albert Poland, Jr. </text:span></text:p>
      <text:p text:style-name="P1">Key Organization: <text:span text:style-name="T2">FBI </text:span></text:p>
      <text:p text:style-name="P1">Kind: <text:span text:style-name="T2">Hostage Crisis </text:span></text:p>
      <text:p text:style-name="P1">Date and Time: <text:span text:style-name="T2">January 29, 2013 3:00 PM </text:span></text:p>
      <text:p text:style-name="P1">Locations:<text:span text:style-name="T2"> Midland City, Alabama </text:span></text:p>
      <text:p text:style-name="P1">Human Impact: </text:p>
      <text:list xml:id="list1681965073" text:style-name="L9">
        <text:list-item>
          <text:p text:style-name="P13">Boy who was kidnapped garnered much sympathy from all those involved and everyone who heard of it on the news.</text:p>
        </text:list-item>
        <text:list-item>
          <text:p text:style-name="P13">There was much confusion about the reason behind this incident, the perpetrator, Jimmy Lee Dykes, did not exhibit any prior motives regarding this event aside from some unusual behavior.</text:p>
        </text:list-item>
      </text:list>
      <text:p text:style-name="P1">Economic Impact: </text:p>
      <text:list xml:id="list701859000" text:style-name="L10">
        <text:list-item>
          <text:p text:style-name="P14">No real economic impact stemmed from this event.</text:p>
        </text:list-item>
      </text:list>
      <text:p text:style-name="P1">Resources Needed: </text:p>
      <text:list xml:id="list420505312" text:continue-numbering="true" text:style-name="L10">
        <text:list-item>
          <text:p text:style-name="P14">Food and medicine were provided to Dykes for the child who happened to suffer from several illnesses.</text:p>
        </text:list-item>
        <text:list-item>
          <text:p text:style-name="P14">Tools used by the FBI to access and monitor the bunker before attempting a rescue<text:span text:style-name="T3">.</text:span></text:p>
        </text:list-item>
      </text:list>
      <text:p text:style-name="P1">Ways to Help: </text:p>
      <text:p text:style-name="P1"/>
      <text:p text:style-name="P1"><text:soft-page-break/>Name: <text:span text:style-name="T2">2008 Raid on Mormon Compound</text:span> </text:p>
      <text:p text:style-name="P1">Key Person: </text:p>
      <text:p text:style-name="P1">Key Organization: </text:p>
      <text:p text:style-name="P1">Kind:</text:p>
      <text:p text:style-name="P1">Date and Time:</text:p>
      <text:p text:style-name="P1">Locations:<text:span text:style-name="T2"> </text:span></text:p>
      <text:p text:style-name="P1">Human Impact: </text:p>
      <text:list xml:id="list683536024" text:continue-list="list1681965073" text:style-name="L9">
        <text:list-item>
          <text:p text:style-name="P3"/>
        </text:list-item>
      </text:list>
      <text:p text:style-name="P1">Economic Impact: </text:p>
      <text:p text:style-name="P1">Resources Needed: </text:p>
      <text:p text:style-name="P1">Ways to Help: </text:p>
      <text:p text:style-name="Standard"/>
      <text:p text:style-name="P1">Name: <text:span text:style-name="T2">2008 Mumbai attacks</text:span> </text:p>
      <text:p text:style-name="P1">Key Person: <text:span text:style-name="T2">Ajmal Kasab</text:span></text:p>
      <text:p text:style-name="P1">Key Organization: <text:span text:style-name="T2">Lashkar-e-Taiba</text:span></text:p>
      <text:p text:style-name="P1">Kind: <text:span text:style-name="T2">Bombings</text:span></text:p>
      <text:p text:style-name="P1">Date and Time: <text:span text:style-name="T2">Wednesday, 26 November through Saturday, 29 November 2008</text:span></text:p>
      <text:p text:style-name="P1">Locations:<text:span text:style-name="T2"> </text:span></text:p>
      <text:p text:style-name="P1">Human Impact: </text:p>
      <text:list xml:id="list1205005367" text:continue-numbering="true" text:style-name="L9">
        <text:list-item>
          <text:p text:style-name="P3"/>
        </text:list-item>
      </text:list>
      <text:p text:style-name="P1">Economic Impact: </text:p>
      <text:p text:style-name="P1">Resources Needed: </text:p>
      <text:p text:style-name="P1">Ways to Help: </text:p>
      <text:p text:style-name="Standard"/>
      <text:p text:style-name="Standard"/>
      <text:p text:style-name="Standard"/>
      <text:p text:style-name="P1">NON-UNIQUE CRISIS</text:p>
      <text:p text:style-name="P1"/>
      <text:p text:style-name="Standard"/>
      <text:p text:style-name="Standard"><text:span text:style-name="T1">Name</text:span>: 2011 Tōhoku earthquake and tsunami</text:p>
      <text:p text:style-name="Standard"><text:span text:style-name="T1">Key Person</text:span>: Prime Minister Naoto Kan</text:p>
      <text:p text:style-name="Standard"><text:span text:style-name="T1">Key Organization</text:span>: <text:bookmark text:name="firstHeading"/><text:span text:style-name="T4">Operation Tomodachi, Red Cross</text:span></text:p>
      <text:p text:style-name="Standard"/>
      <text:p text:style-name="Standard"><text:span text:style-name="T1">Kind</text:span>: Natural Disaster</text:p>
      <text:p text:style-name="Standard"><text:span text:style-name="T1">Date and Tim</text:span>e: 14:46 JST (05:46 UTC) on 11 March 2011</text:p>
      <text:p text:style-name="Standard"><text:span text:style-name="T1">Location</text:span>s: Japan</text:p>
      <text:p text:style-name="Standard"/>
      <text:p text:style-name="Standard"><text:span text:style-name="T1">Human Impact</text:span>: <text:s/></text:p>
      <text:list xml:id="list6750045261" text:style-name="L12">
        <text:list-item>
          <text:p text:style-name="P15">15,883 deaths, 6,145 injured, and 2,671 people missing. </text:p>
        </text:list-item>
        <text:list-item>
          <text:p text:style-name="P15">129,225 buildings totally collapsed, with a further 254,204 buildings 'half collapsed', and another 691,766 buildings partially damaged. Around 4.4 million households in northeastern Japan were left without electricity and 1.5 million without wate. </text:p>
        </text:list-item>
        <text:list-item>
          <text:p text:style-name="P15">The tsunami caused nuclear accidents, primarily the level 7 meltdowns at three reactors in the Fukushima Daiichi Nuclear Power Plant complex, and the associated evacuation zones affecting hundreds of thousands of residents.</text:p>
        </text:list-item>
        <text:list-item>
          <text:p text:style-name="P15">Of the 13,135 fatalities recovered by 11 April 2011, 12,143 or 92.5% died by drowning. Victims aged 60 or older accounted for 65.2% of the deaths, with 24% of total victims being in their 70s. </text:p>
        </text:list-item>
        <text:list-item>
          <text:p text:style-name="P15"><text:soft-page-break/>As of March 2012, Japanese police data showed that 70% of the 3,279 still missing were aged 60 or over, including 893 in their 70s and 577 in their 80s. Of the total confirmed victims, 14,308 drowned, 667 were crushed to death or died from internal injuries, and 145 perished from burns.</text:p>
        </text:list-item>
      </text:list>
      <text:p text:style-name="Standard"/>
      <text:p text:style-name="Standard"><text:span text:style-name="T1">Economic Impact</text:span>: </text:p>
      <text:list xml:id="list544617140" text:style-name="L19">
        <text:list-item>
          <text:p text:style-name="P18">Early estimates placed insured losses from the earthquake alone at US$14.5 to $34.6 billion. </text:p>
        </text:list-item>
        <text:list-item>
          <text:p text:style-name="P18">The World Bank's estimated economic cost was US$235 billion, making it the costliest natural disaster in world history. </text:p>
        </text:list-item>
        <text:list-item>
          <text:p text:style-name="P18">By 12 April 2011 the Japanese government estimated that the cost of just the direct material damage could exceed ¥25 trillion ($300 billion).</text:p>
        </text:list-item>
      </text:list>
      <text:p text:style-name="Standard"/>
      <text:p text:style-name="Standard"><text:span text:style-name="T1">Resources Needed</text:span>: </text:p>
      <text:list xml:id="list1529021787" text:style-name="L20">
        <text:list-item>
          <text:p text:style-name="P16">Evacuation shelters faced a shortage of potable water, food, blankets and bathroom facilities, as the government arranged these necessities to be delivered to where they were needed from areas of Japan and abroad. </text:p>
        </text:list-item>
        <text:list-item>
          <text:p text:style-name="P19"><text:span text:style-name="T5">Former Prime Minister </text:span><text:a xlink:type="simple" xlink:href="http://en.wikipedia.org/wiki/Naoto_Kan">Naoto Kan</text:a><text:span text:style-name="T10"> </text:span><text:span text:style-name="T5">announced that the government had mobilized the </text:span><text:a xlink:type="simple" xlink:href="http://en.wikipedia.org/wiki/Japan_Self-Defense_Forces"><text:span text:style-name="T10">Japan Self-Defense Forces</text:span></text:a><text:span text:style-name="T7"> </text:span><text:span text:style-name="T5">in earthquake disaster zones. He asked the Japanese public to act calmly and tune into media for updated information. He reported that numerous nuclear power plants were automatically shut down to prevent damage and releases of radioactivity.</text:span><text:span text:style-name="T11"> </text:span><text:span text:style-name="T5">He set up emergency headquarters in his office to coordinate the government's response.</text:span></text:p>
        </text:list-item>
      </text:list>
      <text:p text:style-name="Standard"/>
      <text:p text:style-name="Standard"/>
      <text:p text:style-name="P1"/>
      <text:p text:style-name="P1"/>
      <text:p text:style-name="P1"/>
      <text:p text:style-name="P1"/>
      <text:p text:style-name="P1">Ways to Help:</text:p>
      <text:p text:style-name="Standard"><text:span text:style-name="T8"><text:tab/> </text:span><text:span text:style-name="T9"><text:s text:c="4"/></text:span><text:span text:style-name="T6"><text:s/>To make a $10 donation now to:</text:span></text:p>
      <text:list xml:id="list412097543" text:style-name="L21">
        <text:list-item>
          <text:p text:style-name="P20"><text:span text:style-name="T5">Japan Earthquake and Pacific Tsunami fund, text REDCROSS to 90999 or go to </text:span><text:a xlink:type="simple" xlink:href="http://redcross.org/" office:target-frame-name="new" xlink:show="replace"><text:span text:style-name="T12">redcross.org</text:span></text:a></text:p>
        </text:list-item>
        <text:list-item>
          <text:p text:style-name="P20"><text:span text:style-name="T5">Save the Children's Japan Earthquake Tsunami Children in Emergency fund, text JAPAN to 20222 or go to </text:span><text:a xlink:type="simple" xlink:href="http://savethechildren.org/" office:target-frame-name="new" xlink:show="replace"><text:span text:style-name="T12">savethechildren.org</text:span></text:a></text:p>
        </text:list-item>
        <text:list-item>
          <text:p text:style-name="P20"><text:span text:style-name="T5">International Medical Corps relief efforts, text MED to 80888 or go to</text:span><text:a xlink:type="simple" xlink:href="http://internationalmedicalcorps.org/" office:target-frame-name="new" xlink:show="replace"><text:span text:style-name="T12">internationalmedicalcorps.org</text:span></text:a><text:span text:style-name="T5">.</text:span></text:p>
        </text:list-item>
      </text:list>
      <text:p text:style-name="P17"/>
      <text:p text:style-name="P1"/>
      <text:p text:style-name="P1">Citation:</text:p>
      <text:list xml:id="list1616679944" text:style-name="L22">
        <text:list-item>
          <text:p text:style-name="P21"><text:span text:style-name="T2">Wikipedia- </text:span><text:a xlink:type="simple" xlink:href="http://en.wikipedia.org/wiki/2011_Tōhoku_earthquake_and_tsunami"><text:span text:style-name="T2">http://en.wikipedia.org/wiki/2011_T%C5%8Dhoku_earthquake_and_tsunami</text:span></text:a></text:p>
        </text:list-item>
        <text:list-item>
          <text:p text:style-name="P21"><text:span text:style-name="T2"><text:s/>CNN- </text:span><text:a xlink:type="simple" xlink:href="http://money.cnn.com/2011/03/11/pf/japan_earthquake_relief/index.htm"><text:span text:style-name="T2">http://money.cnn.com/2011/03/11/pf/japan_earthquake_relief/index.htm</text:span></text:a></text:p>
        </text:list-item>
      </text:list>
      <text:p text:style-name="P1"/>
      <text:p text:style-name="Standard"><text:span text:style-name="T1">External Links</text:span>:</text:p>
      <text:list xml:id="list1533472070" text:style-name="L23">
        <text:list-item>
          <text:p text:style-name="P22"><text:a xlink:type="simple" xlink:href="http://en.wikipedia.org/wiki/2011_Tōhoku_earthquake_and_tsunami">http://en.wikipedia.org/wiki/2011_Tōhoku_earthquake_and_tsunami</text:a></text:p>
        </text:list-item>
        <text:list-item>
          <text:p text:style-name="P22"><text:a xlink:type="simple" xlink:href="http://en.wikipedia.org/wiki/Aftermath_of_the_2011_Tōhoku_earthquake_and_tsunami">http://en.wikipedia.org/wiki/Aftermath_of_the_2011_T%C5%8Dhoku_earthquake_and_tsunami</text:a></text:p>
        </text:list-item>
        <text:list-item>
          <text:p text:style-name="P22"><text:a xlink:type="simple" xlink:href="http://en.wikipedia.org/wiki/Humanitarian_response_to_the_2011_Tōhoku_earthquake_and_tsunami">http://en.wikipedia.org/wiki/Humanitarian_response_to_the_2011_T%C5%8Dhoku_earthquake_and_tsunami</text:a></text:p>
        </text:list-item>
      </text:list>
      <text:p text:style-name="Standard"/>
      <text:p text:style-name="P1">Images:</text:p>
      <text:list xml:id="list340477677" text:style-name="L24">
        <text:list-item>
          <text:p text:style-name="P23"><text:soft-page-break/><text:a xlink:type="simple" xlink:href="http://en.wikipedia.org/wiki/File:Shindomap_2011-03-11_Tohoku_earthquake.png">http://en.wikipedia.org/wiki/File:Shindomap_2011-03-11_Tohoku_earthquake.png</text:a></text:p>
        </text:list-item>
        <text:list-item>
          <text:p text:style-name="P23"><text:a xlink:type="simple" xlink:href="http://en.wikipedia.org/wiki/File:SendaiAirportMarch16.jpg">http://en.wikipedia.org/wiki/File:SendaiAirportMarch16.jpg</text:a></text:p>
        </text:list-item>
        <text:list-item>
          <text:p text:style-name="P23"><text:a xlink:type="simple" xlink:href="http://en.wikipedia.org/wiki/File:MinatoAfterTohokuEarthquake.jpg">http://en.wikipedia.org/wiki/File:MinatoAfterTohokuEarthquake.jpg</text:a></text:p>
        </text:list-item>
      </text:list>
      <text:p text:style-name="Standard"/>
      <text:p text:style-name="Standard"><text:span text:style-name="T1">Videos:</text:span> </text:p>
      <text:list xml:id="list1570985937" text:style-name="L25">
        <text:list-item>
          <text:p text:style-name="P4"><text:a xlink:type="simple" xlink:href="http://upload.wikimedia.org/wikipedia/commons/6/62/20110311Houshu.ogg">http://upload.wikimedia.org/wikipedia/commons/6/62/20110311Houshu.ogg</text:a></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sar Cantu</meta:initial-creator>
    <meta:creation-date>2013-07-08T17:40:30</meta:creation-date>
    <dc:date>2013-07-08T18:32:47</dc:date>
    <dc:creator>spencer reynoso</dc:creator>
    <meta:editing-duration>PT30M58S</meta:editing-duration>
    <meta:editing-cycles>11</meta:editing-cycles>
    <meta:generator>LibreOffice/3.5$Linux_X86_64 LibreOffice_project/350m1$Build-2</meta:generator>
    <meta:document-statistic meta:table-count="0" meta:image-count="0" meta:object-count="0" meta:page-count="5" meta:paragraph-count="117" meta:word-count="1320" meta:character-count="8713" meta:non-whitespace-character-count="7473"/>
  </office:meta>
</office:document-meta>
</file>